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Menlo" svg:font-family="Menlo"/>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6.0pt"/>
    </style:style>
    <style:style style:name="P4"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1.0pt"/>
    </style:style>
    <style:style style:name="P5" style:family="paragraph" style:parent-style-name="Standard">
      <style:paragraph-properties fo:text-align="center"/>
      <style:text-properties style:font-name="Courier" fo:font-size="16.0pt" fo:color="#ffffff" fo:background-color="#000000"/>
    </style:style>
    <style:style style:name="P6" style:family="paragraph" style:parent-style-name="Standard">
      <style:paragraph-properties fo:text-align="center"/>
      <style:text-properties style:font-name="Menlo" fo:font-size="11.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4" style:family="text">
      <style:text-properties style:text-position="super 100%"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VIZOP: MESSAGING DESIGN</text:span></text:p>
      <text:p text:style-name="P1"><text:span text:style-name="T1"/></text:p>
      <text:p text:style-name="P2"><text:span text:style-name="T2">Version: 0.1</text:span></text:p>
      <text:p text:style-name="P2"><text:span text:style-name="T2">Date: 18 Jan 2015</text:span></text:p>
      <text:p text:style-name="P2"><text:span text:style-name="T2"/></text:p>
      <text:p text:style-name="P2"><text:span text:style-name="T2">OVERVIEW</text:span></text:p>
      <text:p text:style-name="P2"><text:span text:style-name="T2"/></text:p>
      <text:p text:style-name="P2"><text:span text:style-name="T2">Vizop is conceptually divided into a data core and display models. The data core contains all the PHA project data, along with routines for manipulating it. Display models contain the GUI code only. Each “view” of the project is a separate display model. For example, during a HAZOP study, separate frames (or panels within a frame) may display a node list, a P&amp;ID, and a hazard scenario. At the same time, another display model may show a fault tree analysis of one of the scenarios. The user can freely interact with any of these display models. Eventually, display models might even be hosted on another device, with communications taking place over a network.</text:span></text:p>
      <text:p text:style-name="P2"><text:span text:style-name="T2"/></text:p>
      <text:p text:style-name="P2"><text:span text:style-name="T2">Any change to the data in one model needs to be immediately and automatically reflected in other models. This will be achieved by messaging between the display models and the data core.</text:span></text:p>
      <text:p text:style-name="P2"><text:span text:style-name="T2"/></text:p>
      <text:p text:style-name="P2"><text:span text:style-name="T2">When the user interacts with the GUI in a display model, if this results in a change in the data, the display model will signal this to the data core. The data core will then signal the change to all affected display models. In this sense, a “change” means that either the data itself was changed, or the view of the existing data changes – for example, switching to another node.</text:span></text:p>
      <text:p text:style-name="P2"><text:span text:style-name="T2"/></text:p>
      <text:p text:style-name="P2"><text:span text:style-name="T2">Vizop uses a publish-subscribe model to handle messaging between display models and the data core.</text:span></text:p>
      <text:p text:style-name="P2"><text:span text:style-name="T2"/></text:p>
      <text:p text:style-name="P2"><text:span text:style-name="T2"/></text:p>
      <text:list text:style-name="L1">
        <text:list-item>
          <text:p text:style-name="P3"><text:span text:style-name="T3"/><text:span text:style-name="T1">USING THE MESSAGING SYSTEM ZEROMQ</text:span></text:p>
        </text:list-item>
      </text:list>
      <text:p text:style-name="P2"><text:span text:style-name="T2">http://zguide.zeromq.org/page:all</text:span></text:p>
      <text:p text:style-name="P2"><text:span text:style-name="T2"/></text:p>
      <text:p text:style-name="P2"><text:span text:style-name="T2">(a) Two-way communication:</text:span></text:p>
      <text:p text:style-name="P2"><text:span text:style-name="T2"/></text:p>
      <text:p text:style-name="P2"><text:span text:style-name="T2">import zmq</text:span></text:p>
      <text:p text:style-name="P2"><text:span text:style-name="T2"/></text:p>
      <text:p text:style-name="P2"><text:span text:style-name="T2">context = zmq.Context()</text:span></text:p>
      <text:p text:style-name="P2"><text:span text:style-name="T2"/></text:p>
      <text:p text:style-name="P2"><text:span text:style-name="T2"># Socket to talk to server</text:span></text:p>
      <text:p text:style-name="P2"><text:span text:style-name="T2">socket = context.socket(zmq.REQ) # server will use zmq.REP</text:span></text:p>
      <text:p text:style-name="P2"><text:span text:style-name="T2">socket.connect("tcp://localhost:5555") # server will use socket.bind()</text:span></text:p>
      <text:p text:style-name="P2"><text:span text:style-name="T2"/></text:p>
      <text:p text:style-name="P2"><text:span text:style-name="T2"># Send message</text:span></text:p>
      <text:p text:style-name="P2"><text:span text:style-name="T2">socket.send(b"Hello")</text:span></text:p>
      <text:p text:style-name="P2"><text:span text:style-name="T2"># Get the reply.</text:span></text:p>
      <text:p text:style-name="P2"><text:span text:style-name="T2">message = socket.recv()</text:span></text:p>
      <text:p text:style-name="P2"><text:span text:style-name="T2"/></text:p>
      <text:p text:style-name="P2"><text:span text:style-name="T2">Send and receive commands must always be paired up like this. It is an error to issue two consecutive send or receive commands.</text:span></text:p>
      <text:p text:style-name="P2"><text:span text:style-name="T2"/></text:p>
      <text:p text:style-name="P2"><text:span text:style-name="T2">(b) Publish-subscribe communication (one way, one sender to many receivers):</text:span></text:p>
      <text:p text:style-name="P2"><text:span text:style-name="T2"/></text:p>
      <text:p text:style-name="P2"><text:span text:style-name="T2">On the server (sending) side:</text:span></text:p>
      <text:p text:style-name="P2"><text:span text:style-name="T2"/></text:p>
      <text:p text:style-name="P2"><text:span text:style-name="T2">import zmq</text:span></text:p>
      <text:p text:style-name="P2"><text:span text:style-name="T2"/></text:p>
      <text:p text:style-name="P2"><text:span text:style-name="T2">context = zmq.Context()</text:span></text:p>
      <text:p text:style-name="P2"><text:span text:style-name="T2">socket = context.socket(zmq.PUB)</text:span></text:p>
      <text:p text:style-name="P2"><text:span text:style-name="T2">socket.bind("tcp://*:5556") # use bind for the sending side</text:span></text:p>
      <text:p text:style-name="P2"><text:span text:style-name="T2"/></text:p>
      <text:p text:style-name="P2"><text:span text:style-name="T2">socket.send_string("This is the message”)</text:span></text:p>
      <text:p text:style-name="P2"><text:span text:style-name="T2"/></text:p>
      <text:p text:style-name="P2"><text:span text:style-name="T2"/></text:p>
      <text:p text:style-name="P2"><text:span text:style-name="T2">On the client (receiving) side:</text:span></text:p>
      <text:p text:style-name="P2"><text:span text:style-name="T2"/></text:p>
      <text:p text:style-name="P2"><text:span text:style-name="T2">import zmq</text:span></text:p>
      <text:p text:style-name="P2"><text:span text:style-name="T2"/></text:p>
      <text:p text:style-name="P2"><text:span text:style-name="T2"># Socket to talk to server</text:span></text:p>
      <text:p text:style-name="P2"><text:span text:style-name="T2">context = zmq.Context()</text:span></text:p>
      <text:p text:style-name="P2"><text:span text:style-name="T2">socket = context.socket(zmq.SUB)</text:span></text:p>
      <text:p text:style-name="P2"><text:span text:style-name="T2"/></text:p>
      <text:p text:style-name="P2"><text:span text:style-name="T2">socket.connect("tcp://localhost:5556") # use connect for the receiving side</text:span></text:p>
      <text:p text:style-name="P2"><text:span text:style-name="T2"># next step is compulsory</text:span></text:p>
      <text:p text:style-name="P2"><text:span text:style-name="T2">socket.setsockopt_string(zmq.SUBSCRIBE, 'Filter to indicate what I'm interested in', Filter length)</text:span></text:p>
      <text:p text:style-name="P2"><text:span text:style-name="T2"/></text:p>
      <text:p text:style-name="P2"><text:span text:style-name="T2">string = socket.recv_string()</text:span></text:p>
      <text:p text:style-name="P2"><text:span text:style-name="T2"/></text:p>
      <text:p text:style-name="P2"><text:span text:style-name="T2"/></text:p>
      <text:p text:style-name="P2"><text:span text:style-name="T2">For proper program exit:</text:span></text:p>
      <text:p text:style-name="P2"><text:span text:style-name="T2">- Close all open sockets</text:span></text:p>
      <text:p text:style-name="P2"><text:span text:style-name="T2">- zmq_ctx_destroy()</text:span></text:p>
      <text:p text:style-name="P2"><text:span text:style-name="T2"/></text:p>
      <text:p text:style-name="P2"><text:span text:style-name="T2"/></text:p>
      <text:p text:style-name="P2"><text:span text:style-name="T2">The main zmq commands needed are:</text:span></text:p>
      <text:p text:style-name="P2"><text:span text:style-name="T2">Context.socket(type) - create socket. Types are REQ, REP, PUB, SUB, XPUB, XSUB, PUSH, PULL, PAIR (for inter-thread communications) and others. Each prefixed by “zmq.”</text:span></text:p>
      <text:p text:style-name="P2"><text:span text:style-name="T2">close() - destroy socket</text:span></text:p>
      <text:p text:style-name="P2"><text:span text:style-name="T2">setsockopt(), getsockopt() - set/get socket settings. Most importantly SUBSCRIBE (set subscription filter; needs filter length as 2</text:span><text:span text:style-name="T4">nd</text:span><text:span text:style-name="T2"><text:s/>arg) and UNSUBSCRIBE</text:span></text:p>
      <text:p text:style-name="P2"><text:span text:style-name="T2">Socket.bind(), Socket.connect() - bind as sender, connect as receiver</text:span></text:p>
      <text:p text:style-name="P2"><text:span text:style-name="T2">msg_send() - can take flag SNDMORE indicating this is part of a multipart message and more is to follow. Message is an instance of zmq.msg_t (? not sure).</text:span></text:p>
      <text:p text:style-name="P2"><text:span text:style-name="T2">msg_rcv() - if flag DONTWAIT is set, and no message is available, will immediately exit with return code EAGAIN. After doing a msg_rcv, always do a msg_close(message object).</text:span></text:p>
      <text:p text:style-name="P2"><text:span text:style-name="T2">send() and recv() work with strings rather than msg_t objects.</text:span></text:p>
      <text:p text:style-name="P2"><text:span text:style-name="T2">ctx_destroy() - destroy the context; for cleanup on program exit.</text:span></text:p>
      <text:p text:style-name="P2"><text:span text:style-name="T2"/></text:p>
      <text:p text:style-name="P2"><text:span text:style-name="T2"/></text:p>
      <text:p text:style-name="P2"><text:span text:style-name="T2">INSTALLING ZEROMQ FOR PYTHON</text:span></text:p>
      <text:p text:style-name="P2"><text:span text:style-name="T2"/></text:p>
      <text:p text:style-name="P2"><text:span text:style-name="T2">Following </text:span><text:a xlink:type="simple" xlink:href="http://zeromq.org/bindings:python"><text:span text:style-name="T2">http://zeromq.org/bindings:python</text:span></text:a><text:span text:style-name="T2"><text:s/>and http://zeromq.org/area:download:</text:span></text:p>
      <text:p text:style-name="P2"><text:span text:style-name="T2">1. sudo apt-get install python-pip</text:span></text:p>
      <text:p text:style-name="P2"><text:span text:style-name="T2">2. install package python-all-dev, libtool, pkg-config (already installed), build-essential, autoconf, automake, uuid-dev, e2fsprogs (already installed) (using Synaptic)</text:span></text:p>
      <text:p text:style-name="P2"><text:span text:style-name="T2">3. download POSIX tarball from </text:span><text:a xlink:type="simple" xlink:href="http://zeromq.org/area:download"><text:span text:style-name="T2">http://zeromq.org/area:download</text:span></text:a><text:span text:style-name="T2">; version 4.1.0</text:span></text:p>
      <text:p text:style-name="P2"><text:span text:style-name="T2">4. extract the tarball in some location (I just did it in Downloads folder) and cd to the extracted folder</text:span></text:p>
      <text:p text:style-name="P2"><text:span text:style-name="T2">5. sudo ./configure</text:span></text:p>
      <text:p text:style-name="P2"><text:span text:style-name="T2">6. sudo make</text:span></text:p>
      <text:p text:style-name="P2"><text:span text:style-name="T2">7. sudo make install</text:span></text:p>
      <text:p text:style-name="P2"><text:span text:style-name="T2">8. sudo ldconfig</text:span></text:p>
      <text:p text:style-name="P2"><text:span text:style-name="T2">9. sudo pip install pyzmq</text:span></text:p>
      <text:p text:style-name="P2"><text:span text:style-name="T2">In Python, import zmq now works.</text:span></text:p>
      <text:p text:style-name="P2"><text:span text:style-name="T2"/></text:p>
      <text:p text:style-name="P2"><text:span text:style-name="T2">INSTALLING 0MQ ON OSX YOSEMITE</text:span></text:p>
      <text:p text:style-name="P2"><text:span text:style-name="T2">Downloaded tarball from zeromq.org (4.1.x) POSIX version</text:span></text:p>
      <text:p text:style-name="P2"><text:span text:style-name="T2">Unzipped by double clicking in Finder</text:span></text:p>
      <text:p text:style-name="P2"><text:span text:style-name="T2">ran ./configure in a terminal. Failed due to no pkg-config.</text:span></text:p>
      <text:p text:style-name="P2"><text:span text:style-name="T2">Downloaded pkg-config 0.28 from http://pkgconfig.freedesktop.org/releases/</text:span></text:p>
      <text:p text:style-name="P2"><text:span text:style-name="T2">Double clicked to unzip.</text:span></text:p>
      <text:p text:style-name="P2"><text:span text:style-name="T2">In terminal, cd to the unzip folder of pkg-config. </text:span></text:p>
      <text:p text:style-name="P2"><text:span text:style-name="T2">./configure --with-internal-glib (needed this arg)</text:span></text:p>
      <text:p text:style-name="P4">export PKG_CONFIG=/Users/peter/Downloads/pkg-config-0.28 (this is to set the PKG_CONFIG environment variable)</text:p>
      <text:p text:style-name="P4">Tried installing homebrew to help install pkg-config: run the following WITHOUT sudo:</text:p>
      <text:p text:style-name="P5"><text:span text:style-name="T2">ruby -e "$(curl -fsSL https://raw.githubusercontent.com/Homebrew/install/master/install)"</text:span></text:p>
      <text:p text:style-name="P6"/>
      <text:p text:style-name="P2"><text:span text:style-name="T2">Then:</text:span></text:p>
      <text:p text:style-name="P2"><text:span text:style-name="T2">brew install pkgconfig</text:span></text:p>
      <text:p text:style-name="P2"><text:span text:style-name="T2">brew install libsodium (found this was a missing dependency in zeromq)</text:span></text:p>
      <text:p text:style-name="P2"><text:span text:style-name="T2">Then ./configure in zeromq folder ran without errors.</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meta:initial-creator>Peter Clarke</meta:initial-creator>
  </office:meta>
</office:document-meta>
</file>